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ing_20_1">
      <style:text-properties officeooo:rsid="00199377" officeooo:paragraph-rsid="00199377"/>
    </style:style>
    <style:style style:name="P2" style:family="paragraph" style:parent-style-name="Heading_20_1">
      <style:text-properties officeooo:rsid="001a3fed" officeooo:paragraph-rsid="001a3fed"/>
    </style:style>
    <style:style style:name="P3" style:family="paragraph" style:parent-style-name="Heading_20_1">
      <style:text-properties officeooo:rsid="001befd2" officeooo:paragraph-rsid="001befd2"/>
    </style:style>
    <style:style style:name="P4" style:family="paragraph" style:parent-style-name="Heading_20_1">
      <style:text-properties officeooo:rsid="001cb1f6" officeooo:paragraph-rsid="001cb1f6"/>
    </style:style>
    <style:style style:name="P5" style:family="paragraph" style:parent-style-name="Heading_20_1">
      <style:text-properties officeooo:rsid="001f1bcd" officeooo:paragraph-rsid="001f1bcd"/>
    </style:style>
    <style:style style:name="P6" style:family="paragraph" style:parent-style-name="Heading_20_1">
      <style:text-properties officeooo:rsid="00220a97" officeooo:paragraph-rsid="00220a97"/>
    </style:style>
    <style:style style:name="P7" style:family="paragraph" style:parent-style-name="Heading_20_1">
      <style:text-properties officeooo:rsid="00222543" officeooo:paragraph-rsid="00222543"/>
    </style:style>
    <style:style style:name="P8" style:family="paragraph" style:parent-style-name="Heading_20_1">
      <style:text-properties officeooo:rsid="00225cef" officeooo:paragraph-rsid="00225cef"/>
    </style:style>
    <style:style style:name="P9" style:family="paragraph" style:parent-style-name="Heading_20_1">
      <style:text-properties officeooo:rsid="0025861a" officeooo:paragraph-rsid="0025861a"/>
    </style:style>
    <style:style style:name="P10" style:family="paragraph" style:parent-style-name="Heading_20_1">
      <style:text-properties officeooo:rsid="0029d3d6" officeooo:paragraph-rsid="0029d3d6"/>
    </style:style>
    <style:style style:name="P11" style:family="paragraph" style:parent-style-name="Text_20_body">
      <style:text-properties officeooo:rsid="00199377" officeooo:paragraph-rsid="00199377"/>
    </style:style>
    <style:style style:name="P12" style:family="paragraph" style:parent-style-name="Text_20_body">
      <style:text-properties officeooo:rsid="001a3fed" officeooo:paragraph-rsid="001a3fed"/>
    </style:style>
    <style:style style:name="P13" style:family="paragraph" style:parent-style-name="Text_20_body">
      <style:text-properties officeooo:rsid="001befd2" officeooo:paragraph-rsid="001befd2"/>
    </style:style>
    <style:style style:name="P14" style:family="paragraph" style:parent-style-name="Text_20_body">
      <style:text-properties officeooo:rsid="001cb1f6" officeooo:paragraph-rsid="001cb1f6"/>
    </style:style>
    <style:style style:name="P15" style:family="paragraph" style:parent-style-name="Text_20_body">
      <style:text-properties officeooo:rsid="001d2a8c" officeooo:paragraph-rsid="001d2a8c"/>
    </style:style>
    <style:style style:name="P16" style:family="paragraph" style:parent-style-name="Text_20_body">
      <style:text-properties officeooo:rsid="001f1bcd" officeooo:paragraph-rsid="001f1bcd"/>
    </style:style>
    <style:style style:name="P17" style:family="paragraph" style:parent-style-name="Text_20_body">
      <style:text-properties officeooo:rsid="00220a97" officeooo:paragraph-rsid="00220a97"/>
    </style:style>
    <style:style style:name="P18" style:family="paragraph" style:parent-style-name="Text_20_body">
      <style:text-properties officeooo:rsid="0024281e" officeooo:paragraph-rsid="0024281e"/>
    </style:style>
    <style:style style:name="P19" style:family="paragraph" style:parent-style-name="Text_20_body">
      <style:text-properties officeooo:rsid="0025861a" officeooo:paragraph-rsid="0025861a"/>
    </style:style>
    <style:style style:name="P20" style:family="paragraph" style:parent-style-name="Text_20_body">
      <style:text-properties officeooo:rsid="0025861a" officeooo:paragraph-rsid="00258882"/>
    </style:style>
    <style:style style:name="P21" style:family="paragraph" style:parent-style-name="Text_20_body">
      <style:text-properties officeooo:rsid="0025861a" officeooo:paragraph-rsid="002b303b"/>
    </style:style>
    <style:style style:name="P22" style:family="paragraph" style:parent-style-name="Text_20_body">
      <style:text-properties officeooo:rsid="0025c146" officeooo:paragraph-rsid="0025c146"/>
    </style:style>
    <style:style style:name="P23" style:family="paragraph" style:parent-style-name="Text_20_body">
      <style:text-properties officeooo:rsid="0026f9a7" officeooo:paragraph-rsid="0026f9a7"/>
    </style:style>
    <style:style style:name="P24" style:family="paragraph" style:parent-style-name="Text_20_body">
      <style:text-properties officeooo:rsid="0028cf60" officeooo:paragraph-rsid="0028cf60"/>
    </style:style>
    <style:style style:name="P25" style:family="paragraph" style:parent-style-name="Text_20_body">
      <style:text-properties officeooo:rsid="0029d3d6" officeooo:paragraph-rsid="0029d3d6"/>
    </style:style>
    <style:style style:name="T1" style:family="text">
      <style:text-properties style:font-name="Liberation Sans" fo:font-size="28pt" fo:font-weight="bold" officeooo:rsid="00199377" style:font-name-asian="Droid Sans Fallback" style:font-size-asian="28pt" style:font-weight-asian="bold" style:font-name-complex="Droid Sans Devanagari" style:font-size-complex="28pt" style:font-weight-complex="bold"/>
    </style:style>
    <style:style style:name="T2" style:family="text">
      <style:text-properties style:font-name="Liberation Sans" fo:font-size="28pt" fo:font-weight="bold" officeooo:rsid="0028cf60" style:font-name-asian="Droid Sans Fallback" style:font-size-asian="28pt" style:font-weight-asian="bold" style:font-name-complex="Droid Sans Devanagari" style:font-size-complex="28pt" style:font-weight-complex="bold"/>
    </style:style>
    <style:style style:name="T3" style:family="text">
      <style:text-properties style:font-name="Liberation Sans" fo:font-size="28pt" fo:font-weight="bold" officeooo:rsid="0029933f" style:font-name-asian="Droid Sans Fallback" style:font-size-asian="28pt" style:font-weight-asian="bold" style:font-name-complex="Droid Sans Devanagari" style:font-size-complex="28pt" style:font-weight-complex="bold"/>
    </style:style>
    <style:style style:name="T4" style:family="text">
      <style:text-properties fo:font-style="italic" style:font-style-asian="italic" style:font-style-complex="italic"/>
    </style:style>
    <style:style style:name="T5" style:family="text">
      <style:text-properties fo:font-style="italic" officeooo:rsid="001a3fed" style:font-style-asian="italic" style:font-style-complex="italic"/>
    </style:style>
    <style:style style:name="T6" style:family="text">
      <style:text-properties fo:font-style="italic" officeooo:rsid="001befd2" style:font-style-asian="italic" style:font-style-complex="italic"/>
    </style:style>
    <style:style style:name="T7" style:family="text">
      <style:text-properties fo:font-style="italic" officeooo:rsid="001cb1f6" style:font-style-asian="italic" style:font-style-complex="italic"/>
    </style:style>
    <style:style style:name="T8" style:family="text">
      <style:text-properties fo:font-style="italic" officeooo:rsid="00225cef"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officeooo:rsid="001a3fed" style:font-style-asian="normal" style:font-style-complex="normal"/>
    </style:style>
    <style:style style:name="T11" style:family="text">
      <style:text-properties fo:font-style="normal" officeooo:rsid="001befd2" style:font-style-asian="normal" style:font-style-complex="normal"/>
    </style:style>
    <style:style style:name="T12" style:family="text">
      <style:text-properties fo:font-style="normal" officeooo:rsid="001cb1f6" style:font-style-asian="normal" style:font-style-complex="normal"/>
    </style:style>
    <style:style style:name="T13" style:family="text">
      <style:text-properties fo:font-style="normal" officeooo:rsid="001d33c1" style:font-style-asian="normal" style:font-style-complex="normal"/>
    </style:style>
    <style:style style:name="T14" style:family="text">
      <style:text-properties fo:font-style="normal" officeooo:rsid="001f1bcd" style:font-style-asian="normal" style:font-style-complex="normal"/>
    </style:style>
    <style:style style:name="T15" style:family="text">
      <style:text-properties fo:font-style="normal" officeooo:rsid="00206b6b" style:font-style-asian="normal" style:font-style-complex="normal"/>
    </style:style>
    <style:style style:name="T16" style:family="text">
      <style:text-properties fo:font-style="normal" officeooo:rsid="00225cef" style:font-style-asian="normal" style:font-style-complex="normal"/>
    </style:style>
    <style:style style:name="T17" style:family="text">
      <style:text-properties fo:font-style="normal" officeooo:rsid="0025c146" style:font-style-asian="normal" style:font-style-complex="normal"/>
    </style:style>
    <style:style style:name="T18" style:family="text">
      <style:text-properties fo:font-style="normal" officeooo:rsid="002a376a" style:font-style-asian="normal" style:font-style-complex="normal"/>
    </style:style>
    <style:style style:name="T19" style:family="text">
      <style:text-properties officeooo:rsid="001a3fed"/>
    </style:style>
    <style:style style:name="T20" style:family="text">
      <style:text-properties officeooo:rsid="001cb1f6"/>
    </style:style>
    <style:style style:name="T21" style:family="text">
      <style:text-properties style:text-position="super 58%" fo:font-style="normal" style:font-style-asian="normal" style:font-style-complex="normal"/>
    </style:style>
    <style:style style:name="T22" style:family="text">
      <style:text-properties officeooo:rsid="001d33c1"/>
    </style:style>
    <style:style style:name="T23" style:family="text">
      <style:text-properties officeooo:rsid="00225cef"/>
    </style:style>
    <style:style style:name="T24" style:family="text">
      <style:text-properties officeooo:rsid="0024281e"/>
    </style:style>
    <style:style style:name="T25" style:family="text">
      <style:text-properties officeooo:rsid="00258882"/>
    </style:style>
    <style:style style:name="T26" style:family="text">
      <style:text-properties officeooo:rsid="0025c146"/>
    </style:style>
    <style:style style:name="T27" style:family="text">
      <style:text-properties officeooo:rsid="0026f9a7"/>
    </style:style>
    <style:style style:name="T28" style:family="text">
      <style:text-properties officeooo:rsid="002a376a"/>
    </style:style>
    <style:style style:name="T29" style:family="text">
      <style:text-properties officeooo:rsid="002b30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Marxism </text:span><text:span text:style-name="T3">&amp; </text:span><text:span text:style-name="T2">Culture War </text:span><text:span text:style-name="T1">FAQ</text:span> </text:p>
      <text:h text:style-name="P1" text:outline-level="1">1. Why is Marxism important today?</text:h>
      <text:p text:style-name="P11">Because there appears to be a cultural civil war going on in America today between far left <text:span text:style-name="T4">progressive</text:span><text:span text:style-name="T9"> ideals (Marxist ideas) and traditional American values and beliefs. <text:s/>Many who are involved on either side aren’t aware that the ideas from the left are actually Marxism or that the ideas on the right are part of a much broader set of ideals upon which America was founded. <text:s/>Collectively, these American ideas can be called </text:span><text:span text:style-name="T4">Conservative</text:span><text:span text:style-name="T9"> or </text:span><text:span text:style-name="T4">Conservativism</text:span><text:span text:style-name="T9">.</text:span></text:p>
      <text:h text:style-name="P1" text:outline-level="1">2. But wait, aren’t Marxists communists?</text:h>
      <text:p text:style-name="P11">You could say that, yes. <text:s/><text:span text:style-name="T19">But they have gone by many names. <text:s/>In America they often call themselves </text:span><text:span text:style-name="T5">socialists</text:span><text:span text:style-name="T10"> or even </text:span><text:span text:style-name="T5">democratic socialists</text:span><text:span text:style-name="T10">, sometimes </text:span><text:span text:style-name="T5">progressives</text:span><text:span text:style-name="T10"> or sometimes even </text:span><text:span text:style-name="T5">radicals</text:span><text:span text:style-name="T10"> or </text:span><text:span text:style-name="T5">activists</text:span><text:span text:style-name="T10">. <text:s/>I would imagine that many socialists would not self-identify as communists but prefer something along the lines of </text:span><text:span text:style-name="T5">social justice activist</text:span><text:span text:style-name="T10">. <text:s text:c="2"/>But there are two over arching organizations in America today: 1) </text:span><text:span text:style-name="T5">Communist Party USA</text:span><text:span text:style-name="T10"> and 2) </text:span><text:span text:style-name="T5">Democratic Socialists of America</text:span><text:span text:style-name="T10">. <text:s/>I think it’s fair to say these are two of the main communist organizations in America today. <text:s/>But there are about 30 or so other organizations that also have various degrees connection to other communist organizations.</text:span></text:p>
      <text:h text:style-name="P2" text:outline-level="1">3. So what’s a conservative?</text:h>
      <text:p text:style-name="P12">Ultimately, a conservative believes in conserving the orginal values and beliefs of the founding fathers as expressed in <text:span text:style-name="T4">The Delcaration of Independence</text:span><text:span text:style-name="T9"> and </text:span><text:span text:style-name="T4">The United States Constitution</text:span><text:span text:style-name="T9">. <text:s/>Those two documents contain a distilation of the foundational </text:span><text:span text:style-name="T11">American </text:span><text:span text:style-name="T9">beliefs: <text:s/>1) Government’s first role is to protect inalienable (inherent) human rights, 2) These human rights do not come from government, but from God or Nature or The Universe (or </text:span><text:span text:style-name="T11">Someplace Inexplicable), so Government cannot (or must not) ammend or abridge them, 3) These rights include Life, Liberty, The Pursuit of Happiness, and Property (more discussion required on that last one, but it was in the original drafts—it was thought to be redundant by writers of that day). <text:s/>These Human Rights were put into law as the </text:span><text:span text:style-name="T6">Bill of Rights</text:span><text:span text:style-name="T11">, also known as the first 10 Ammendments to the US Constitution.</text:span></text:p>
      <text:h text:style-name="P3" text:outline-level="1">4. Is that all there is to it?</text:h>
      <text:p text:style-name="P13">I suppose on one simplistic level, you could say yes. <text:s/>But honestly, human beings can get very complicated. <text:s/>Another part of being human seems to be arguing about ideas. <text:s/>A free society should be full of arguing and discussing of ideas. <text:s/>We humans can get tendencious in our ideas, and we usually require lots of discussion and argument to begin to see perspectives beyond our own. <text:s/>The fundamental American values protect this <text:span text:style-name="T20">discussion and arguing. <text:s/>It helps us humans to grow and evolve. <text:s/>The Founding Fathers had lots of arguments. <text:s/>Ironically, full-blown Marxism or Communism would see this as a threat to the totallitarian state and forbid this type of discussion, much like we’ve seen happen in </text:span><text:soft-page-break/><text:span text:style-name="T20">Hong Kong under the CCP’s rule. <text:s/>Discussion and Arguing is supposed to be healthy and necessary to growing and evolving individually and collectively. <text:s/>Censorship prevents that freedom and is really more indicative of a totallitarian level of influence that is against the intentions of the </text:span><text:span text:style-name="T7">Declaration</text:span><text:span text:style-name="T12"> and the </text:span><text:span text:style-name="T7">US Constitution</text:span><text:span text:style-name="T12">.</text:span></text:p>
      <text:h text:style-name="P4" text:outline-level="1">5. So why do people become Marxists or Socialists or Communists?</text:h>
      <text:p text:style-name="P14">I’m sure the reasons are as varied as why people become Christians or Buddhists or other faiths. <text:s/>I’m not sure, but I don’t think Marxists believe in any sort of God or Higher Power. <text:s/>I’m pretty sure they believe that Man is it. <text:s/>That the Mind of Man is about as good as it gets here in this life. <text:s/>So we want deliverance from our Life Conditions, it must come from man himself, not from any higher power. <text:s/><text:span text:style-name="T22">The State, for them, is the ultimate answer.</text:span></text:p>
      <text:p text:style-name="P15">Beyond this point, motives become quite individualistic and murky. <text:s/>I would bet that many social activists do not even know that they are following Marxist tentants or that their history goes back to the Jacobians and the <text:span text:style-name="T4">Reign of Terror</text:span><text:span text:style-name="T9"> following the </text:span><text:span text:style-name="T4">French Revolution</text:span><text:span text:style-name="T9"> in the 18</text:span><text:span text:style-name="T21">th</text:span><text:span text:style-name="T9"> century, not just to Karl Marx or Fredrich Engels. <text:s/>There’s actually an entire genealogy of ideas </text:span><text:span text:style-name="T14">for</text:span><text:span text:style-name="T9"> Marxism. <text:s/>You could read Marx’s poetry to see his own evolution from a believer in God as a boy to a devout Athiest, or possibly a Satanist, as an adult. <text:s/>Saul Alinsky’s </text:span><text:span text:style-name="T4">Rules for Radicals</text:span><text:span text:style-name="T9"> is dedicated to Lucifer, the first radical, if that gives you any clue as to his possible motivations and orientation. <text:s/></text:span><text:span text:style-name="T13">The Hebrew word for Lucifer means “Bringer of Light”, so that’s another possible perspective. <text:s/>In any event, you can always just ask the nearest socialist about their motivations.</text:span></text:p>
      <text:h text:style-name="P5" text:outline-level="1">6. What does <text:span text:style-name="T4">far left</text:span><text:span text:style-name="T9"> or </text:span><text:span text:style-name="T4">far right</text:span><text:span text:style-name="T9"> mean?</text:span></text:h>
      <text:p text:style-name="P16"><text:span text:style-name="T9">I think of it this way: <text:s/>imagine a horizontal line in front of you. <text:s/>This line represents </text:span><text:span text:style-name="T15">a</text:span><text:span text:style-name="T9"> spectrum of levels of government involvement in the day to day affairs of its citizens. <text:s/>At the far left is Total Involvement in </text:span><text:span text:style-name="T4">every</text:span><text:span text:style-name="T9"> aspect of life, and at the far right is Zero Involvement in the day to day affairs of life. <text:s/>At the far left end you have Totalitarian regimes, such as Naziism, Communism, Radical Socialism and so on. <text:s/>At the Far Right you would have no government at all, so you could have anything from Utopia where people are </text:span><text:span text:style-name="T15">literally </text:span><text:span text:style-name="T9">all angels and require no governing to Law of the Jungle. <text:s/>Do whatever you can get away with.</text:span></text:p>
      <text:p text:style-name="P16"><text:span text:style-name="T9">The </text:span><text:span text:style-name="T4">Declaration of Independence</text:span><text:span text:style-name="T9"> and the </text:span><text:span text:style-name="T4">US Constitution</text:span><text:span text:style-name="T9"> tried to place federal authority in the center where it was powerful enough to provide government to fallable human beings and not intrude on their state and local governments but still protect individual rights and provide liberty to all individuals. <text:s/>No mean feat. <text:s/></text:span><text:span text:style-name="T15">The Democratic Party was always a little left of center and what became the Republican Party was always a little right of center.</text:span></text:p>
      <text:p text:style-name="P16"><text:span text:style-name="T9">Today, these words are often misused and associated with rhetoric and propaganda. <text:s/></text:span><text:span text:style-name="T15">There is often little or no reference to historical meanings of these terms.</text:span></text:p>
      <text:h text:style-name="P6" text:outline-level="1"><text:soft-page-break/>7. Why is all this so hard to understand?</text:h>
      <text:p text:style-name="P17">Part of it is that people are trying to persuade you one way or the other, so they aren’t telling you the whole truth. <text:s/>Another part of it is that you have to do your own research and make up your own mind, so work is required to make an informed decision. <text:s/>Another part of it is that your perspective will be ever-changing as you continue to evolve as a human being, so there is no one-answer-fits-all, unless you’re very lazy. <text:s/><text:span text:style-name="T25">Still another part is that as human beings, we are not omniscient and will always have some bias.</text:span></text:p>
      <text:p text:style-name="P17">Still another part of all this is that America was always intended to be a place where arguments could happen passionately and hopefully with some level of safety. <text:s/>Unfortunately, today it has become unsafe to argue as censorship has overtaken many college campuses, corporate boardrooms, and public forums. <text:s/>It is quite common for people on the right to be called Racist, Fascist, or have their accounts closed or limited for expressing conservative views. <text:s/></text:p>
      <text:p text:style-name="P17">In essence, the Left has become so powerful that they don’t <text:span text:style-name="T4">need</text:span><text:span text:style-name="T9"> to listen to the Right. <text:s/>So they don’t. <text:s/>As open discussion is curtailed about these ideas, we don’t get exposed to all the questions and answers that a full understanding requires. <text:s/>This lack of open conversation leads to more misinformation and people being under-informed.</text:span></text:p>
      <text:h text:style-name="P7" text:outline-level="1">8. <text:span text:style-name="T23">So why do we have a cultural civil war now?</text:span></text:h>
      <text:p text:style-name="Text_20_body">Because we have enough people in the country who were raised without a spiritual or religious tradition, so they believe <text:span text:style-name="T4">man is as good as it gets</text:span><text:span text:style-name="T9"> and that a belief in God or The Universe or </text:span><text:span text:style-name="T17">Spirituality</text:span><text:span text:style-name="T9"> is superstitious. <text:s/>Also, people who have not been educated with a Classical Education (where students learn </text:span><text:span text:style-name="T4">The True, The Good, and The Beautifu</text:span><text:span text:style-name="T8">l</text:span><text:span text:style-name="T16">) don’t understand the </text:span><text:span text:style-name="T17">reasons</text:span><text:span text:style-name="T16"> why America was founded on the principles it was founded upon. <text:s/>They don’t understand the long legacy of American values that extends back into the history of Western Civilization. <text:s/>They fall for ideas like “American founders were a bunch of slavers and immoral white people who stole everything.” <text:s/>To learn the true history of America, you have to do some research. <text:s/>You have to do some work, since they don’t teach all this stuff in schools anymore. <text:s/>Lots of people don’t know it, and there’s always more to learn about history. <text:s/>We have a cultural civil war because of ignorance and because our morality has declined, and because our clarity becomes distorted in this condition.</text:span></text:p>
      <text:h text:style-name="P8" text:outline-level="1">9. <text:span text:style-name="T24">Marxists talk about Utopia, isn’t that a good thing?</text:span></text:h>
      <text:p text:style-name="P18">It would be if it ever happened in the history of communism. <text:s/>In reality, Marxism is more of a technology for creating revolution. <text:s/>Historically, totalitarian Marxist regimes have never created anything like a utopia. <text:s/>Usually there are mass murders and misery and lots and lots of lying and propaganda. <text:s/>Again, you have to do enough research to see beyond the propaganda. <text:s/></text:p>
      <text:p text:style-name="P18">Capitalism can produce <text:span text:style-name="T4">inequality of result</text:span><text:span text:style-name="T9"> and tries to provide </text:span><text:span text:style-name="T4">equality of opportunity</text:span><text:span text:style-name="T9">. Marxism guarantees </text:span><text:span text:style-name="T4">equality of results</text:span><text:span text:style-name="T9">, but the results are usually equally miserable. <text:s/>I say usually because the elites who live in a totalitarian regime live extremely well compared to everyone else. <text:s/>The Communist Party Bosses tend to live like kings.</text:span></text:p>
      <text:h text:style-name="P9" text:outline-level="1"><text:soft-page-break/>10. <text:s/>Isn’t this all just Republicans versus Democrats?</text:h>
      <text:p text:style-name="P19">No, not really. <text:s/>Not all Republicans are conservatives and not all Democrats are Marxists. <text:s/>As the Democratic party leadership have become increasingly Marxist, the party has moved further to the left on the political power spectrum I mentioned earlier. <text:s/>As the Democratic Party has moved to the left, the Republican Party has also moved to the left. <text:s/>Today, true conservatives have called themselves <text:span text:style-name="T26">L</text:span>ibertarians, Christians, Ever Trumpers, and so on. <text:s/>The MAGA (Make America Great Again) movement is largely a conservative movement.</text:p>
      <text:p text:style-name="P21">Donald Trump is an extremely controversial figure, especially to those on the Left, which includes about 95% of the mainstream media. <text:s/>The Left tried to impeach him twice (unsuccessfully), and the last time he had already left office, so they were trying <text:span text:style-name="T29">unconstitutionally to </text:span>impeach a citizen to prevent him from running for office again. <text:s/>They failed in both attempts at impeachment. <text:s/>But his conservative ideas are extremely threatening to the standing establishment in Washington, which is predominantly Democratic and Leftist at this point. <text:s/></text:p>
      <text:p text:style-name="P20"><text:span text:style-name="T25">Politcal parties can swing from one idea to another, but a Constitutional Republic and a Communist Regime tend to be more fixed ideas.</text:span></text:p>
      <text:h text:style-name="Heading_20_1" text:outline-level="1"><text:span text:style-name="T25">11. </text:span><text:s/><text:span text:style-name="T26">But aren’t Republicans Racist?</text:span></text:h>
      <text:p text:style-name="P22">Racism and hatred and Bigotry can find their way into any human heart. <text:s/>It’s part of the human condition that fear leads to hatred, hatred leads to discrimination and racism. <text:s/>All humans have to remember to find the common humanity in each other, regardless of where our ancestors came from, regardless of our <text:span text:style-name="T27">cultural traditions. <text:s/>The idea of America was to allow people of many cultures to come to America and adopt a common set of beliefs where they could preserve their native cultures freely, as long as they didn’t impinge on anyone else’s right to do the same. <text:s/>That’s a conservative ideal.</text:span></text:p>
      <text:p text:style-name="P23">Historically, the Democratic Party was the defender of slavery, eugenics, and the Ku Klux Klan. <text:s/>There were possibly two Republicans who owned slaves. <text:s/>But they were Democrats when they owned the slaves, and then joined the Republican party after their slaves were freed.</text:p>
      <text:p text:style-name="P24">Conservatives believe in the Rule of Law. <text:s/>That all people are equal under the law. <text:s/>They believe that even politicians in high office should be arrested when they break the law. <text:s/>Unfortunately, this rarely ever happens today, and the law is applied very unevenly between the rich and the poor.</text:p>
      <text:h text:style-name="P10" text:outline-level="1">12. What is Critical Race Theory?</text:h>
      <text:p text:style-name="P25">Critical Race Theory (CRT) <text:s/>is the notion that societies all suffer from discrepancies of power or influence, and that some races or classes will always be oppressor races and other races will always be the oppressed races. <text:s/>In America, CRT-believers say that blacks, for example, are always oppressed and that whites are always oppressors, purely because of their skin color. <text:s/>They also teach that blacks cannot become racist and that whites cannot become anything except racist.</text:p>
      <text:p text:style-name="P25"><text:soft-page-break/><text:span text:style-name="T28">CRT</text:span> attacks <text:span text:style-name="T28">and undermines</text:span> the central American ideal of <text:span text:style-name="T4">Epluribus Unum</text:span><text:span text:style-name="T9"> or “Out of Many, One.” <text:s/>It attacks the American ideal that by adopting a common respect and decency for all human beings and their rights as enumerated in the Bill of Rights, we create a common conceptual American Race--or family, even--based on our core beliefs. <text:s/></text:span><text:span text:style-name="T18">The American ideal is to respect all people regardless of their individual identities because we all share an American identity.</text:span></text:p>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5T08:23:41.180120735</meta:creation-date>
    <dc:date>2021-09-05T11:20:38.046969582</dc:date>
    <meta:editing-duration>PT1H41M39S</meta:editing-duration>
    <meta:editing-cycles>13</meta:editing-cycles>
    <meta:generator>LibreOffice/7.1.5.2$Linux_X86_64 LibreOffice_project/10$Build-2</meta:generator>
    <meta:document-statistic meta:table-count="0" meta:image-count="0" meta:object-count="0" meta:page-count="5" meta:paragraph-count="36" meta:word-count="2101" meta:character-count="12575" meta:non-whitespace-character-count="10419"/>
  </office:meta>
</office:document-meta>
</file>